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1.3913in" svg:y="0.36232in" svg:width="11in" svg:height="0.62319in" draw:id="id63" draw:style-name="a338" draw:name="Retângulo 3">
          <svg:title/>
          <svg:desc/>
          <text:p text:style-name="a337" text:class-names="" text:cond-style-name=""><text:span text:style-name="a336" text:class-names="">ANTES : Login sign up (fix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69565in" svg:width="11in" svg:height="3in" draw:id="id64" draw:style-name="a345" draw:name="Retângulo 4">
          <svg:title/>
          <svg:desc/>
          <text:p text:style-name="a340" text:class-names="" text:cond-style-name=""><text:span text:style-name="a339" text:class-names="">Imagem</text:span></text:p>
          <text:p text:style-name="a342" text:class-names="" text:cond-style-name=""><text:span text:style-name="a341" text:class-names="">Nome do site</text:span></text:p>
          <text:p text:style-name="a344" text:class-names="" text:cond-style-name=""><text:span text:style-name="a343" text:class-names="">Barra de pesquis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3in" svg:y="4.78261in" svg:width="5.5in" svg:height="2.57971in" draw:id="id65" draw:style-name="a350" draw:name="Retângulo 5">
          <svg:title/>
          <svg:desc/>
          <text:p text:style-name="a347" text:class-names="" text:cond-style-name=""><text:span text:style-name="a346" text:class-names="">Top 10 do site</text:span></text:p>
          <text:p text:style-name="a349" text:class-names="" text:cond-style-name=""><text:span text:style-name="a348" text:class-names="">Restaurante – pontuação - localiza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4.7971in" svg:width="5.36232in" svg:height="2.56522in" draw:id="id66" draw:style-name="a353" draw:name="Retângulo 6">
          <svg:title/>
          <svg:desc/>
          <text:p text:style-name="a352" text:class-names="" text:cond-style-name=""><text:span text:style-name="a351" text:class-names="">Pesquisa rápida por tipo de refei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02898in" svg:width="11in" svg:height="0.62319in" draw:id="id67" draw:style-name="a356" draw:name="Retângulo 7">
          <svg:title/>
          <svg:desc/>
          <text:p text:style-name="a355" text:class-names="" text:cond-style-name=""><text:span text:style-name="a354" text:class-names="">DEPOIS : Perfil, Adicionar restaurante, managment(fixo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57" draw:master-page-name="Master1-Layout2-obj-Título-e-Objeto" presentation:presentation-page-layout-name="Master1-PPL2" draw:id="Slide-257">
        <draw:custom-shape svg:x="1.14493in" svg:y="0.75362in" svg:width="2.53623in" svg:height="2.42029in" draw:id="id68" draw:style-name="a360" draw:name="Retângulo 4">
          <svg:title/>
          <svg:desc/>
          <text:p text:style-name="a359" text:class-names="" text:cond-style-name=""><text:span text:style-name="a358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3.34783in" svg:width="2.49275in" svg:height="3.82609in" draw:id="id69" draw:style-name="a363" draw:name="Retângulo 6">
          <svg:title/>
          <svg:desc/>
          <text:p text:style-name="a362" text:class-names="" text:cond-style-name=""><text:span text:style-name="a361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0" draw:style-name="a372" draw:name="Retângulo 7">
          <svg:title/>
          <svg:desc/>
          <text:p text:style-name="a365" text:class-names="" text:cond-style-name=""><text:span text:style-name="a364" text:class-names="">Amigos</text:span></text:p>
          <text:p text:style-name="a367" text:class-names="" text:cond-style-name=""><text:span text:style-name="a366" text:class-names="">Fotos</text:span></text:p>
          <text:p text:style-name="a369" text:class-names="" text:cond-style-name=""><text:span text:style-name="a368" text:class-names="">Sítios visitados</text:span></text:p>
          <text:p text:style-name="a371" text:class-names="" text:cond-style-name=""><text:span text:style-name="a370" text:class-names="">Restaurant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812in" svg:y="3.34782in" svg:width="0.88406in" svg:height="0.5942in" draw:id="id71" draw:style-name="a375" draw:name="Retângulo 8">
          <svg:title/>
          <svg:desc/>
          <text:p text:style-name="a374" text:class-names="" text:cond-style-name=""><text:span text:style-name="a373" text:class-names="">Botão ed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2" draw:style-name="a378" draw:name="Retângulo 10">
          <svg:title/>
          <svg:desc/>
          <text:p text:style-name="a377" text:class-names="" text:cond-style-name=""><text:span text:style-name="a376" text:class-names="">review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379" draw:master-page-name="Master1-Layout2-obj-Título-e-Objeto" presentation:presentation-page-layout-name="Master1-PPL2" draw:id="Slide-262">
        <draw:custom-shape svg:x="1.14493in" svg:y="0.75362in" svg:width="2.53623in" svg:height="2.42029in" draw:id="id73" draw:style-name="a382" draw:name="Retângulo 4">
          <svg:title/>
          <svg:desc/>
          <text:p text:style-name="a381" text:class-names="" text:cond-style-name=""><text:span text:style-name="a380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31884in" svg:width="2.49275in" svg:height="0.33333in" draw:id="id74" draw:style-name="a385" draw:name="Retângulo 6">
          <svg:title/>
          <svg:desc/>
          <text:p text:style-name="a384" text:class-names="" text:cond-style-name=""><text:span text:style-name="a383" text:class-names="">Alterar 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5" draw:style-name="a392" draw:name="Retângulo 7">
          <svg:title/>
          <svg:desc/>
          <text:p text:style-name="a387" text:class-names="" text:cond-style-name=""><text:span text:style-name="a386" text:class-names="">Informações</text:span></text:p>
          <text:p text:style-name="a389" text:class-names="" text:cond-style-name=""><text:span text:style-name="a388" text:class-names="">Fotos</text:span></text:p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6" draw:style-name="a395" draw:name="Retângulo 10">
          <svg:title/>
          <svg:desc/>
          <text:p text:style-name="a394" text:class-names="" text:cond-style-name=""><text:span text:style-name="a393" text:class-names="">(default informações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96" draw:master-page-name="Master1-Layout2-obj-Título-e-Objeto" presentation:presentation-page-layout-name="Master1-PPL2" draw:id="Slide-258">
        <draw:custom-shape svg:x="7.71812in" svg:y="2.60218in" svg:width="0.05in" svg:height="0.05in" draw:id="id77" draw:style-name="a399" draw:name="Retângulo 3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13044in" draw:id="id78" draw:style-name="a407" draw:name="Retângulo 4">
          <svg:title/>
          <svg:desc/>
          <text:p text:style-name="a401" text:class-names="" text:cond-style-name=""><text:span text:style-name="a400" text:class-names="">Foto</text:span></text:p>
          <text:p text:style-name="a404" text:class-names="" text:cond-style-name=""><text:span text:style-name="a402" text:class-names="">Nome</text:span><text:span text:style-name="a403" text:class-names=""/></text:p>
          <text:p text:style-name="a406" text:class-names="" text:cond-style-name=""><text:span text:style-name="a405" text:class-names="">classificaç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79" draw:style-name="a410" draw:name="Retângulo 6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80" draw:style-name="a413" draw:name="Retângulo 8">
          <svg:title/>
          <svg:desc/>
          <text:p text:style-name="a412" text:class-names="" text:cond-style-name=""><text:span text:style-name="a411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4203in" svg:y="3.14493in" svg:width="2.65217in" svg:height="2.08696in" draw:id="id81" draw:style-name="a416" draw:name="Retângulo 10">
          <svg:title/>
          <svg:desc/>
          <text:p text:style-name="a415" text:class-names="" text:cond-style-name=""><text:span text:style-name="a414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942in" svg:y="3.14493in" svg:width="2.81159in" svg:height="2.08696in" draw:id="id82" draw:style-name="a419" draw:name="Retângulo 11">
          <svg:title/>
          <svg:desc/>
          <text:p text:style-name="a418" text:class-names="" text:cond-style-name=""><text:span text:style-name="a417" text:class-names="">Opini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058in" svg:y="3.14493in" svg:width="3.21739in" svg:height="2.08696in" draw:id="id83" draw:style-name="a422" draw:name="Retângulo 13">
          <svg:title/>
          <svg:desc/>
          <text:p text:style-name="a421" text:class-names="" text:cond-style-name=""><text:span text:style-name="a420" text:class-names="">Fotografi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754in" svg:y="2.05798in" svg:width="1.69565in" svg:height="0.5942in" draw:id="id84" draw:style-name="a425" draw:name="Retângulo 14">
          <svg:title/>
          <svg:desc/>
          <text:p text:style-name="a424" text:class-names="" text:cond-style-name=""><text:span text:style-name="a423" text:class-names="">Avali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3in" svg:y="5.3913in" svg:width="11.49275in" svg:height="1.30435in" draw:id="id85" draw:style-name="a428" draw:name="Retângulo 16">
          <svg:title/>
          <svg:desc/>
          <text:p text:style-name="a427" text:class-names="" text:cond-style-name=""><text:span text:style-name="a426" text:class-names="">Escrever opiniã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31" draw:name="CaixaDeTexto 10" svg:x="9.23077in" svg:y="2.2029in" svg:width="1.69677in" svg:height="0.5942in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custom-shape svg:x="9.23077in" svg:y="2.05798in" svg:width="1.52175in" svg:height="0.5942in" draw:id="id87" draw:style-name="a437" draw:name="Retângulo 11">
          <svg:title/>
          <svg:desc/>
          <text:p text:style-name="a436" text:class-names="" text:cond-style-name=""><text:span text:style-name="a432" text:class-names="">Editar (só se for<text:s text:c="1"/></text:span><text:span text:style-name="a433" text:class-names="">owner</text:span><text:span text:style-name="a434" text:class-names="">)</text:span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38" draw:master-page-name="Master1-Layout2-obj-Título-e-Objeto" presentation:presentation-page-layout-name="Master1-PPL2" draw:id="Slide-260">
        <draw:custom-shape svg:x="7.71812in" svg:y="2.60218in" svg:width="0.05in" svg:height="0.05in" draw:id="id88" draw:style-name="a441" draw:name="Retângulo 3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13044in" draw:id="id89" draw:style-name="a447" draw:name="Retângulo 4">
          <svg:title/>
          <svg:desc/>
          <text:p text:style-name="a443" text:class-names="" text:cond-style-name=""><text:span text:style-name="a442" text:class-names="">Foto</text:span></text:p>
          <text:p text:style-name="a446" text:class-names="" text:cond-style-name=""><text:span text:style-name="a444" text:class-names="">Nome</text:span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90" draw:style-name="a450" draw:name="Retângulo 6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91" draw:style-name="a453" draw:name="Retângulo 8">
          <svg:title/>
          <svg:desc/>
          <text:p text:style-name="a452" text:class-names="" text:cond-style-name=""><text:span text:style-name="a451" text:class-names="">Informaçõ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0145in" svg:y="3.14492in" svg:width="2.65217in" svg:height="2.08696in" draw:id="id92" draw:style-name="a456" draw:name="Retângulo 10">
          <svg:title/>
          <svg:desc/>
          <text:p text:style-name="a455" text:class-names="" text:cond-style-name=""><text:span text:style-name="a454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236in" svg:y="3.14492in" svg:width="2.81159in" svg:height="2.08696in" draw:id="id93" draw:style-name="a459" draw:name="Retângulo 12">
          <svg:title/>
          <svg:desc/>
          <text:p text:style-name="a458" text:class-names="" text:cond-style-name=""><text:span text:style-name="a457" text:class-names="">Fotografi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77in" svg:y="0.52174in" svg:width="1.19242in" svg:height="0.60134in" draw:id="id94" draw:style-name="a463" draw:name="Retângulo 9">
          <svg:title/>
          <svg:desc/>
          <text:p text:style-name="a462" text:class-names="" text:cond-style-name=""><text:span text:style-name="a460" text:class-names="">Terminar edição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464" draw:master-page-name="Master1-Layout2-obj-Título-e-Objeto" presentation:presentation-page-layout-name="Master1-PPL2" draw:id="Slide-263">
        <draw:frame draw:id="id95" presentation:style-name="a468" draw:name="Título 1" svg:x="0.91667in" svg:y="0.39931in" svg:width="11.5in" svg:height="1.44965in" presentation:class="title" presentation:placeholder="false">
          <draw:text-box>
            <text:p text:style-name="a467" text:class-names="" text:cond-style-name=""><text:span text:style-name="a465" text:class-names="">Falta a página de registo de um utilizador (é só um formulário)</text:span><text:span text:style-name="a46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os estilos de texto do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11/2016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/11/2016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ar os estilos de texto do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11/2016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ar os estilos de texto do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/11/2016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ar os estilos de texto do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os estilos de texto do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/11/2016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ar os estilos de texto do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ar os estilos de texto do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ar os estilos de texto do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ar os estilos de texto do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/11/2016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/11/2016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/11/2016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os estilos de texto do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os estilos de texto do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/11/2016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ar os estilos de texto do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/11/2016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os estilos de texto do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/11/2016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ar os estilos de texto do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/11/2016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Inês Gomes</meta:initial-creator>
    <dc:creator>Inês Gomes</dc:creator>
    <meta:creation-date>2016-11-24T10:15:17Z</meta:creation-date>
    <dc:date>2016-11-26T00:49:47Z</dc:date>
    <meta:editing-cycles>4</meta:editing-cycles>
    <meta:editing-duration>PT14784S</meta:editing-duration>
    <meta:document-statistic meta:paragraph-count="38" meta:word-count="98"/>
  </office:meta>
</office:document-meta>
</file>